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2b6a0" officeooo:paragraph-rsid="0002b6a0"/>
    </style:style>
    <style:style style:name="P2" style:family="paragraph" style:parent-style-name="Standard">
      <style:paragraph-properties fo:text-align="start" style:justify-single-word="false"/>
      <style:text-properties officeooo:rsid="0002b6a0" officeooo:paragraph-rsid="0002b6a0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2b6a0" officeooo:paragraph-rsid="0002b6a0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2b6a0" officeooo:paragraph-rsid="0002b6a0" style:font-size-asian="36pt" style:font-weight-asian="bold" style:font-size-complex="36pt" style:font-weight-complex="bold"/>
    </style:style>
    <style:style style:name="P5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03fbde" officeooo:paragraph-rsid="0003fbde" style:font-weight-asian="bold" style:font-weight-complex="bold"/>
    </style:style>
    <style:style style:name="P6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09df57" officeooo:paragraph-rsid="0009df57" style:font-weight-asian="bold" style:font-weight-complex="bold"/>
    </style:style>
    <style:style style:name="P7" style:family="paragraph" style:parent-style-name="Standard" style:list-style-name="L1">
      <style:text-properties fo:font-size="14pt" fo:font-weight="bold" officeooo:rsid="0003fbde" officeooo:paragraph-rsid="0003fbde" style:font-weight-asian="bold" style:font-weight-complex="bold"/>
    </style:style>
    <style:style style:name="P8" style:family="paragraph" style:parent-style-name="Standard" style:list-style-name="L1">
      <style:text-properties fo:font-size="14pt" fo:font-weight="bold" officeooo:rsid="0004753f" officeooo:paragraph-rsid="0004753f" style:font-weight-asian="bold" style:font-weight-complex="bold"/>
    </style:style>
    <style:style style:name="P9" style:family="paragraph" style:parent-style-name="Standard" style:list-style-name="">
      <style:text-properties fo:font-size="14pt" fo:font-weight="bold" officeooo:rsid="000599a2" officeooo:paragraph-rsid="000599a2" style:font-weight-asian="bold" style:font-weight-complex="bold"/>
    </style:style>
    <style:style style:name="P10" style:family="paragraph" style:parent-style-name="Standard" style:list-style-name="L2">
      <style:text-properties fo:font-size="14pt" fo:font-weight="bold" officeooo:rsid="0009df57" officeooo:paragraph-rsid="0009df57" style:font-weight-asian="bold" style:font-weight-complex="bold"/>
    </style:style>
    <style:style style:name="P11" style:family="paragraph" style:parent-style-name="Standard" style:list-style-name="L1">
      <style:text-properties officeooo:rsid="0003fbde" officeooo:paragraph-rsid="0003fbde"/>
    </style:style>
    <style:style style:name="P12" style:family="paragraph" style:parent-style-name="Standard" style:list-style-name="L1">
      <style:text-properties officeooo:rsid="0004753f" officeooo:paragraph-rsid="0004753f"/>
    </style:style>
    <style:style style:name="P13" style:family="paragraph" style:parent-style-name="Standard" style:list-style-name="L1">
      <style:text-properties officeooo:rsid="0007028f" officeooo:paragraph-rsid="0007028f"/>
    </style:style>
    <style:style style:name="P14" style:family="paragraph" style:parent-style-name="Standard" style:list-style-name="L1">
      <style:text-properties officeooo:rsid="00075a31" officeooo:paragraph-rsid="0007028f"/>
    </style:style>
    <style:style style:name="P15" style:family="paragraph" style:parent-style-name="Standard" style:list-style-name="L1">
      <style:text-properties officeooo:rsid="00075a31" officeooo:paragraph-rsid="00075a31"/>
    </style:style>
    <style:style style:name="P16" style:family="paragraph" style:parent-style-name="Standard" style:list-style-name="L1">
      <style:text-properties officeooo:rsid="0008d7a9" officeooo:paragraph-rsid="0008d7a9"/>
    </style:style>
    <style:style style:name="P17" style:family="paragraph" style:parent-style-name="Standard" style:list-style-name="L1">
      <style:text-properties officeooo:rsid="0009a110" officeooo:paragraph-rsid="0009a110"/>
    </style:style>
    <style:style style:name="P18" style:family="paragraph" style:parent-style-name="Standard" style:list-style-name="">
      <style:text-properties officeooo:rsid="0009a110" officeooo:paragraph-rsid="0009a110"/>
    </style:style>
    <style:style style:name="P19" style:family="paragraph" style:parent-style-name="Standard" style:list-style-name="L2">
      <style:text-properties officeooo:rsid="0009a110" officeooo:paragraph-rsid="0009a110"/>
    </style:style>
    <style:style style:name="P20" style:family="paragraph" style:parent-style-name="Standard" style:list-style-name="L2">
      <style:text-properties officeooo:rsid="0009df57" officeooo:paragraph-rsid="0009df57"/>
    </style:style>
    <style:style style:name="P21" style:family="paragraph" style:parent-style-name="Standard" style:list-style-name="L1">
      <style:paragraph-properties fo:break-before="page"/>
      <style:text-properties fo:font-size="14pt" fo:font-weight="bold" officeooo:rsid="000599a2" officeooo:paragraph-rsid="000599a2" style:font-weight-asian="bold" style:font-weight-complex="bold"/>
    </style:style>
    <style:style style:name="P22" style:family="paragraph" style:parent-style-name="Standard">
      <style:paragraph-properties fo:break-before="page"/>
      <style:text-properties officeooo:rsid="0009a110" officeooo:paragraph-rsid="0009a110"/>
    </style:style>
    <style:style style:name="T1" style:family="text">
      <style:text-properties officeooo:rsid="0008d7a9"/>
    </style:style>
    <style:style style:name="T2" style:family="text">
      <style:text-properties officeooo:rsid="0009a110"/>
    </style:style>
    <style:style style:name="T3" style:family="text">
      <style:text-properties officeooo:rsid="0009df57"/>
    </style:style>
    <text:list-style style:name="L1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 text:start-value="4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4">Thème 1 A4</text:p>
      <text:p text:style-name="P3">Un regard sur l’évolution humaine</text:p>
      <text:p text:style-name="P2"/>
      <text:p text:style-name="P2"/>
      <text:list xml:id="list1848738308832470082" text:style-name="L1">
        <text:list-item>
          <text:p text:style-name="P5">La place de l’homme au sein des primates</text:p>
          <text:list>
            <text:list-item>
              <text:p text:style-name="P7">L’homme est un primate</text:p>
              <text:p text:style-name="P11">L’ordre des primates rassemble tous les Mammifères qui présentent deux caractères à l’état dérivé communs :</text:p>
              <text:list>
                <text:list-item>
                  <text:p text:style-name="P11">Des pouces opposables aux autres doigts</text:p>
                </text:list-item>
                <text:list-item>
                  <text:p text:style-name="P11">Des ongles plats</text:p>
                </text:list-item>
              </text:list>
              <text:p text:style-name="P11">Actuellement, il y a 190 espèces de primates. </text:p>
              <text:p text:style-name="P11">On sait que cet ordre primate est apparu il y a plus de 60 millions d’années. </text:p>
              <text:p text:style-name="P11">Les fossiles de primates sont variés, et ne ressemblent ni à l’homme, ni au grand singe actuel. </text:p>
              <text:p text:style-name="P11"/>
            </text:list-item>
            <text:list-item>
              <text:p text:style-name="P8">L’homme est un hominoïde</text:p>
              <text:p text:style-name="P12">Les hominoïdes ont : </text:p>
              <text:list>
                <text:list-item>
                  <text:p text:style-name="P12">Un nez</text:p>
                </text:list-item>
                <text:list-item>
                  <text:p text:style-name="P12">Des orbites fermées</text:p>
                </text:list-item>
                <text:list-item>
                  <text:p text:style-name="P12">Des narines rapprochés</text:p>
                </text:list-item>
                <text:list-item>
                  <text:p text:style-name="P12">Une absence de queue</text:p>
                </text:list-item>
              </text:list>
              <text:p text:style-name="P12">Chez ces primates, il y a un coccyx</text:p>
              <text:p text:style-name="P12"/>
            </text:list-item>
          </text:list>
        </text:list-item>
      </text:list>
      <text:p text:style-name="P9"/>
      <text:list xml:id="list135443585740601" text:continue-numbering="true" text:style-name="L1">
        <text:list-item>
          <text:list>
            <text:list-item>
              <text:p text:style-name="P21">L’homme est un hominidé</text:p>
              <text:p text:style-name="P13">Construction du phénotype des hominidés</text:p>
              <text:p text:style-name="P13"/>
              <text:p text:style-name="P14">// doc : développement du crâne et du cerveau chez l’Homme et le Chimpanzé //</text:p>
              <text:p text:style-name="P14"/>
              <text:list>
                <text:list-header>
                  <text:p text:style-name="P15">La phase embryonnaire est plus longue chez l’homme que chez le chimpanzé </text:p>
                  <text:p text:style-name="P15">La phase fœtale est plus courte chez l’homme que chez le chimpanzé </text:p>
                  <text:p text:style-name="P15">La phase lactéale est plus longue chez l’homme que chez le chimpanzé </text:p>
                  <text:p text:style-name="P15"><text:tab/>(phase lactéale = phase de croissance) </text:p>
                </text:list-header>
              </text:list>
              <text:p text:style-name="P15"/>
              <text:list text:continue-numbering="true">
                <text:list-header>
                  <text:p text:style-name="P15">L’ASPM chez le chimpanzé s’exprime sur une plus longue durée chez l’homme que chez le chimpanzé </text:p>
                  <text:p text:style-name="P15">L’HAR1 est légèrement plus longue mais surtout plus intense chez l’homme </text:p>
                </text:list-header>
              </text:list>
              <text:p text:style-name="P15"/>
              <text:list text:continue-numbering="true">
                <text:list-header>
                  <text:p text:style-name="P15">La durée d’expression de l’ASPM va être responsable d’un volume de la boîte crânienne plus important </text:p>
                </text:list-header>
              </text:list>
              <text:p text:style-name="P15"/>
              <text:list text:continue-numbering="true">
                <text:list-header>
                  <text:p text:style-name="P15">On s’aperçoit que le gène HAR1 code pour établir la connexion neuroniques </text:p>
                </text:list-header>
              </text:list>
              <text:p text:style-name="P15"/>
              <text:p text:style-name="P15">Chez l’homme, la durée de vie embryonnaire va être plus importante, donc le début de la vie fœtale va être décalée dans le temps. Conséquence : le cerveau est plus développé. </text:p>
              <text:p text:style-name="P15">On a un raccourcissement relatif de la durée de la phase de croissance. </text:p>
              <text:p text:style-name="P15">Un bébé humain qui naît est donc plus immature (biologiquement parlant) qu’un bébé chimpanzé. </text:p>
              <text:p text:style-name="P15"/>
              <text:p text:style-name="P15">Chez le chimpanzé au cours de la phase lactéale, il y a un basculement du trou occipital vers l’arrière. </text:p>
              <text:p text:style-name="P15">Chez l’homme, il y a le maintient d’un caractères embryonnaire. </text:p>
              <text:list text:continue-numbering="true">
                <text:list-header>
                  <text:p text:style-name="P15">Néoténie : ralentissement du développement sans qu’il y ait une modification de la durée de vie </text:p>
                </text:list-header>
              </text:list>
              <text:p text:style-name="P15"/>
              <text:p text:style-name="P15">// <text:span text:style-name="T1">Schéma // </text:span></text:p>
              <text:p text:style-name="P15"/>
              <text:p text:style-name="P16">Caractères propres à la lignée humaine : </text:p>
              <text:list text:continue-numbering="true">
                <text:list-item>
                  <text:p text:style-name="P16">Trou occipital avancé </text:p>
                </text:list-item>
                <text:list-item>
                  <text:p text:style-name="P16">Mâchoire en V </text:p>
                </text:list-item>
                <text:list-item>
                  <text:p text:style-name="P16">4 courbures colonne vertébrale </text:p>
                </text:list-item>
                <text:list-item>
                  <text:p text:style-name="P16">Bassin large </text:p>
                </text:list-item>
                <text:list-item>
                  <text:p text:style-name="P16">Fémur<text:span text:style-name="T2">s</text:span> convergents </text:p>
                </text:list-item>
                <text:list-item>
                  <text:p text:style-name="P17">Voûte plantaire </text:p>
                </text:list-item>
              </text:list>
              <text:p text:style-name="P17"/>
              <text:p text:style-name="P17">// Schéma chimpanzé vs homme //</text:p>
              <text:p text:style-name="P17"/>
            </text:list-item>
          </text:list>
        </text:list-item>
      </text:list>
      <text:p text:style-name="P18"/>
      <text:p text:style-name="P22"/>
      <text:list xml:id="list186590466298625196" text:style-name="L2">
        <text:list-item>
          <text:p text:style-name="P6">L’hominisation et ses étapes</text:p>
          <text:list>
            <text:list-item>
              <text:p text:style-name="P10">Critères d’appartenance à la lignée humaine</text:p>
              <text:p text:style-name="P19">Nous sommes les seuls représentants de la lignée humaine. </text:p>
              <text:p text:style-name="P19">Nous sommes du genre Homo, et des Homo Sapiens. </text:p>
              <text:p text:style-name="P19">Tous fossiles qui présentent au moins un caractère à l’état dérivé propre à la lignée humaine <text:span text:style-name="T3">appartient à la lignée humaine. </text:span></text:p>
              <text:p text:style-name="P19"/>
              <text:list>
                <text:list-item>
                  <text:p text:style-name="P20">Caractères à l’état dérivé propre à permettant une bipédie exclusive </text:p>
                  <text:list>
                    <text:list-item>
                      <text:p text:style-name="P20">4 courbures de la colonne vertébrale </text:p>
                      <text:list>
                        <text:list-header>
                          <text:p text:style-name="P20">Amortir les chocs </text:p>
                        </text:list-header>
                      </text:list>
                    </text:list-item>
                    <text:list-item>
                      <text:p text:style-name="P20">Trou occipital centré sous la calotte crânienne </text:p>
                    </text:list-item>
                    <text:list-item>
                      <text:p text:style-name="P20">Bassin court et large (en corbeille) </text:p>
                      <text:list>
                        <text:list-header>
                          <text:p text:style-name="P20">Accueillir la masse du tronc </text:p>
                        </text:list-header>
                      </text:list>
                      <text:p text:style-name="P20">Surface des os iliaques très développée </text:p>
                      <text:list text:continue-numbering="true">
                        <text:list-header>
                          <text:p text:style-name="P20">= zone où s’insère les muscles du fessier </text:p>
                        </text:list-header>
                      </text:list>
                    </text:list-item>
                    <text:list-item>
                      <text:p text:style-name="P20">Fémurs convergents </text:p>
                      <text:list>
                        <text:list-header>
                          <text:p text:style-name="P20">Amener le CG à l’aplomb des pieds </text:p>
                        </text:list-header>
                      </text:list>
                    </text:list-item>
                    <text:list-item>
                      <text:p text:style-name="P20">Pieds : voûte plantaire </text:p>
                      <text:list>
                        <text:list-header>
                          <text:p text:style-name="P20">Pour la propulsion </text:p>
                        </text:list-header>
                      </text:list>
                    </text:list-item>
                  </text:list>
                  <text:p text:style-name="P20"/>
                </text:list-item>
                <text:list-item>
                  <text:p text:style-name="P20">Caractères à l’état dérivé liés à une expression cérébrale </text:p>
                  <text:list>
                    <text:list-item>
                      <text:p text:style-name="P20">Augmentation de la capacité crânienne </text:p>
                    </text:list-item>
                    <text:list-item>
                      <text:p text:style-name="P20">Aplatissement de la face </text:p>
                    </text:list-item>
                    <text:list-item>
                      <text:p text:style-name="P20">Mâchoire en V ( = parabolique) </text:p>
                    </text:list-item>
                    <text:list-item>
                      <text:p text:style-name="P20">Réduction de la taille des canines et des molaires </text:p>
                    </text:list-item>
                  </text:list>
                  <text:p text:style-name="P20"/>
                </text:list-item>
                <text:list-item>
                  <text:p text:style-name="P20">Caractères à l’état dérivé liés à la culture </text:p>
                  <text:list>
                    <text:list-item>
                      <text:p text:style-name="P20">Activité culturelle (peintures, outils) </text:p>
                    </text:list-item>
                  </text:list>
                </text:list-item>
              </text:list>
              <text:p text:style-name="P20"/>
              <text:p text:style-name="P20">Hominisation : Ensemble des processus évolutifs dans lesquels l’Homme a acquis des caractères à l’état dérivé qui le différencient des autres primates. </text:p>
              <text:p text:style-name="P20"/>
            </text:list-item>
            <text:list-item>
              <text:p text:style-name="P20"/>
            </text:list-item>
            <text:list-item>
              <text:p text:style-name="P19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b6a0" officeooo:paragraph-rsid="0002b6a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VT<text:tab/><text:tab/>T1A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8:28:00.521000000</meta:creation-date>
    <dc:date>2019-02-21T13:54:42.473000000</dc:date>
    <meta:editing-duration>PT1H16M57S</meta:editing-duration>
    <meta:editing-cycles>7</meta:editing-cycles>
    <meta:generator>LibreOffice/5.1.6.2$Windows_x86 LibreOffice_project/07ac168c60a517dba0f0d7bc7540f5afa45f0909</meta:generator>
    <meta:document-statistic meta:table-count="0" meta:image-count="0" meta:object-count="0" meta:page-count="3" meta:paragraph-count="73" meta:word-count="600" meta:character-count="3395" meta:non-whitespace-character-count="2858"/>
  </office:meta>
</office:document-meta>
</file>